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Paragraphedeliste" style:list-style-name="LFO2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Paragraphedeliste" style:list-style-name="LFO2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Paragraphedeliste" style:list-style-name="LFO2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Paragraphedeliste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Paragraphedeliste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Paragraphedeliste" style:list-style-name="LFO2" style:family="paragraph"/>
    <style:style style:name="P18" style:parent-style-name="Paragraphedeliste" style:list-style-name="LFO2" style:family="paragraph"/>
    <style:style style:name="T19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pécifications fonctionnelles</text:p>
      <text:p text:style-name="Normal"/>
      <text:p text:style-name="Normal">L’appli enregistre et date chaque opération bancaire et connexion.</text:p>
      <text:list text:style-name="LFO1" text:continue-numbering="true">
        <text:list-item>
          <text:p text:style-name="P2">Pour<text:s/><text:span text:style-name="T3">l’utilisateur connecté</text:span>, l’appli permet :</text:p>
        </text:list-item>
      </text:list>
      <text:list text:style-name="LFO2" text:continue-numbering="true">
        <text:list-item>
          <text:p text:style-name="P4">Consulter ses<text:s/><text:span text:style-name="T5">comptes</text:span> :<text:s/></text:p>
          <text:list text:continue-numbering="true">
            <text:list-item>
              <text:p text:style-name="P6">Compte courant caractérisé par un découvert autorisé.</text:p>
            </text:list-item>
            <text:list-item>
              <text:p text:style-name="P7">Compte épargne caractérisé par un taux d’intérêt.</text:p>
            </text:list-item>
          </text:list>
        </text:list-item>
        <text:list-item>
          <text:p text:style-name="P8">Faire un retrait d’argent depuis un<text:s/><text:span text:style-name="T9">compte courant</text:span>, dans la limite du découvert autorisé.</text:p>
        </text:list-item>
        <text:list-item>
          <text:p text:style-name="P10">Faire un versement d’argent vers un<text:s/><text:span text:style-name="T11">compte</text:span>.</text:p>
        </text:list-item>
        <text:list-item>
          <text:p text:style-name="P12">Faire un virement d’argent à partir d’un<text:s/><text:span text:style-name="T13">compte de l’utilisateur connecté</text:span><text:s/>vers un autre<text:s/><text:span text:style-name="T14">compte</text:span>, dans la limite du découvert autorisé.</text:p>
        </text:list-item>
      </text:list>
      <text:p text:style-name="Normal"/>
      <text:list text:style-name="LFO1" text:continue-numbering="true">
        <text:list-item>
          <text:p text:style-name="P15">Pour<text:s/><text:span text:style-name="T16">l’admin</text:span>, l’appli permet en plus :</text:p>
        </text:list-item>
      </text:list>
      <text:list text:style-name="LFO2" text:continue-numbering="true">
        <text:list-item>
          <text:p text:style-name="P17">Créer<text:s/>des<text:s/>clients : id client, nom, prénom, adresse, mail, téléphone, pseudo, mot de passe.</text:p>
        </text:list-item>
        <text:list-item>
          <text:p text:style-name="P18">Créer<text:s/>des<text:s/><text:span text:style-name="T19">comptes</text:span><text:s/>pour ses clients : id du compte, id client, nom, date de création, montant, type de compt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Sarah  LEFORT</dc:creator>
    <meta:creation-date>2022-03-30T06:49:00Z</meta:creation-date>
    <dc:date>2022-03-30T14:03:00Z</dc:date>
    <meta:template xlink:href="Normal" xlink:type="simple"/>
    <meta:editing-cycles>3</meta:editing-cycles>
    <meta:editing-duration>PT26040S</meta:editing-duration>
    <meta:document-statistic meta:page-count="1" meta:paragraph-count="1" meta:word-count="120" meta:character-count="782" meta:row-count="5" meta:non-whitespace-character-count="663"/>
  </office:meta>
</office:document-meta>
</file>